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sPreserving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appingIntrospector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appingIntrospector.doWithMatchingMappingIgnoringException( HttpServletRequest request , BiFunction &lt; HandlerMapping , HandlerExecutionChain , T &gt; match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ndlerMappingIntrospector.initFallback( ApplicationContext application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HandlerMappingIntrospector.getHandlerMapp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eservingReques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eservingRequest.AttributesPreservingReques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SettingHandlerMapping.match( HttpServletRequest request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ttributesPreservingReques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appingIntrospector.doWithMatchingMapping( HttpServletRequest request , boolean ignoreException , BiFunction &lt; HandlerMapping , HandlerExecutionChain , T &gt; matchHand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HandlerMappingIntrospector.getCorsConfiguration(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hSettingHandlerMapping.getHandler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appingIntrospector.getMatchableHandlerMapping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andlerMappingIntrospector.initPathPatternMatchableHandlerMappings( List &lt; HandlerMapping &gt; 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ndlerMappingIntrospector.initHandlerMappings( ApplicationContext applicatio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ndlerMappingIntrospecto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sPreservingReques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PreservingRequest.initAttributes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SettingHandlerMapping.PathSettingHandlerMapping( MatchableHandlerMapping delegate , Object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